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Heading_20_2">
      <style:text-properties officeooo:paragraph-rsid="05e7808b"/>
    </style:style>
    <style:style style:name="P6" style:family="paragraph" style:parent-style-name="Text_20_body">
      <style:text-properties style:font-name="David CLM" officeooo:rsid="02d00e5f" officeooo:paragraph-rsid="032aa1da" style:font-name-complex="David CLM"/>
    </style:style>
    <style:style style:name="P7" style:family="paragraph" style:parent-style-name="Text_20_body">
      <style:text-properties officeooo:paragraph-rsid="0551c3ca"/>
    </style:style>
    <style:style style:name="P8"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9" style:family="paragraph" style:parent-style-name="Text_20_body">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0"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1" style:family="paragraph" style:parent-style-name="Default">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2"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13" style:family="paragraph" style:parent-style-name="Default">
      <style:paragraph-properties fo:text-align="end" style:justify-single-word="false" style:writing-mode="rl-tb"/>
      <style:text-properties style:use-window-font-color="true" style:font-name="David CLM" fo:font-size="12pt" officeooo:rsid="053f6dcc" officeooo:paragraph-rsid="053f6dcc" style:font-size-asian="12pt" style:font-name-complex="David CLM" style:font-size-complex="12pt"/>
    </style:style>
    <style:style style:name="P14"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5" style:family="paragraph" style:parent-style-name="Default">
      <style:paragraph-properties fo:text-align="end" style:justify-single-word="false" style:writing-mode="rl-tb"/>
      <style:text-properties style:use-window-font-color="true" style:font-name="David CLM" fo:font-size="12pt" officeooo:rsid="05411697" officeooo:paragraph-rsid="05411697" style:font-size-asian="12pt" style:font-name-complex="David CLM" style:font-size-complex="12pt"/>
    </style:style>
    <style:style style:name="P16"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539eeb9" style:letter-kerning="true" style:font-size-asian="12pt" style:font-style-asian="normal" style:font-weight-asian="normal" style:font-name-complex="David CLM" style:font-size-complex="12pt" style:text-emphasize="none"/>
    </style:style>
    <style:style style:name="P17"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dabd5" officeooo:paragraph-rsid="053ca205" style:letter-kerning="true" style:font-size-asian="12pt" style:font-style-asian="normal" style:font-weight-asian="normal" style:font-name-complex="David CLM" style:font-size-complex="12pt" style:text-emphasize="none"/>
    </style:style>
    <style:style style:name="P18"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9"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20"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21"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22"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6059db8" officeooo:paragraph-rsid="06078b06" style:letter-kerning="true" style:font-size-asian="12pt" style:font-style-asian="normal" style:font-weight-asian="normal" style:font-name-complex="David CLM" style:font-size-complex="12pt" style:text-emphasize="none"/>
    </style:style>
    <style:style style:name="P23"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53f6dcc"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Default">
      <style:paragraph-properties style:line-height-at-least="0.139in" fo:text-align="end" style:justify-single-word="false" style:writing-mode="rl-tb"/>
      <style:text-properties officeooo:paragraph-rsid="0561c97f"/>
    </style:style>
    <style:style style:name="P27" style:family="paragraph" style:parent-style-name="Default">
      <style:paragraph-properties style:line-height-at-least="0.139in" fo:text-align="end" style:justify-single-word="false" style:writing-mode="rl-tb"/>
      <style:text-properties officeooo:paragraph-rsid="0608a2fb"/>
    </style:style>
    <style:style style:name="P28" style:family="paragraph" style:parent-style-name="Default">
      <style:paragraph-properties style:line-height-at-least="0.139in" fo:text-align="end" style:justify-single-word="false" style:writing-mode="rl-tb"/>
      <style:text-properties officeooo:rsid="05619fb1" officeooo:paragraph-rsid="05619fb1"/>
    </style:style>
    <style:style style:name="P29" style:family="paragraph" style:parent-style-name="Default">
      <style:paragraph-properties style:line-height-at-least="0.139in" fo:text-align="end" style:justify-single-word="false" style:writing-mode="rl-tb"/>
      <style:text-properties officeooo:rsid="056b27c0" officeooo:paragraph-rsid="056b27c0"/>
    </style:style>
    <style:style style:name="P3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8"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9"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41"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42"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43"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44"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45" style:family="paragraph" style:parent-style-name="Default">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7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7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8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8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8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8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8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8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8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8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8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8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9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91"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92"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P93" style:family="paragraph" style:parent-style-name="Standard">
      <style:text-properties style:text-position="0% 100%" officeooo:rsid="050f744d" officeooo:paragraph-rsid="0539eeb9"/>
    </style:style>
    <style:style style:name="P94"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95"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96"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97"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98" style:family="paragraph" style:parent-style-name="Standard" style:list-style-name="L8">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99" style:family="paragraph" style:parent-style-name="Standard" style:list-style-name="L9">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d43cb" officeooo:paragraph-rsid="05cd43cb" style:letter-kerning="true" style:font-size-asian="12pt" style:font-style-asian="italic" style:font-weight-asian="normal" style:font-name-complex="David CLM" style:font-size-complex="12pt" style:font-weight-complex="normal" style:text-emphasize="none"/>
    </style:style>
    <style:style style:name="P100"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101"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102" style:family="paragraph" style:parent-style-name="Default" style:list-style-name="L1">
      <style:paragraph-properties fo:text-align="end" style:justify-single-word="false" style:writing-mode="rl-tb"/>
      <style:text-properties officeooo:paragraph-rsid="054a593f"/>
    </style:style>
    <style:style style:name="P103" style:family="paragraph" style:parent-style-name="Default" style:list-style-name="L1">
      <style:paragraph-properties fo:text-align="end" style:justify-single-word="false" style:writing-mode="rl-tb"/>
      <style:text-properties officeooo:rsid="054a593f" officeooo:paragraph-rsid="054a593f"/>
    </style:style>
    <style:style style:name="P104"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105"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6"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7"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8"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109"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7c0" style:letter-kerning="true" style:font-size-asian="12pt" style:font-style-asian="normal" style:font-weight-asian="normal" style:font-name-complex="David CLM" style:font-size-complex="12pt" style:text-emphasize="none"/>
    </style:style>
    <style:style style:name="P110" style:family="paragraph" style:parent-style-name="Default" style:list-style-name="L11">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111" style:family="paragraph" style:parent-style-name="Default" style:list-style-name="L3">
      <style:paragraph-properties style:line-height-at-least="0.139in" fo:text-align="end" style:justify-single-word="false" style:writing-mode="rl-tb"/>
    </style:style>
    <style:style style:name="P112" style:family="paragraph" style:parent-style-name="Default" style:list-style-name="L4">
      <style:paragraph-properties style:line-height-at-least="0.139in" fo:text-align="end" style:justify-single-word="false" style:writing-mode="rl-tb"/>
      <style:text-properties officeooo:paragraph-rsid="056b202e"/>
    </style:style>
    <style:style style:name="P113" style:family="paragraph" style:parent-style-name="Default" style:list-style-name="L7">
      <style:paragraph-properties style:line-height-at-least="0.139in" fo:text-align="end" style:justify-single-word="false" style:writing-mode="rl-tb"/>
      <style:text-properties officeooo:paragraph-rsid="0590124d"/>
    </style:style>
    <style:style style:name="P114" style:family="paragraph" style:parent-style-name="Default" style:list-style-name="L10">
      <style:paragraph-properties style:line-height-at-least="0.139in" fo:text-align="end" style:justify-single-word="false" style:writing-mode="rl-tb"/>
      <style:text-properties officeooo:paragraph-rsid="05d11d37"/>
    </style:style>
    <style:style style:name="P115" style:family="paragraph" style:parent-style-name="Default" style:list-style-name="L10">
      <style:paragraph-properties style:line-height-at-least="0.139in" fo:text-align="end" style:justify-single-word="false" style:writing-mode="rl-tb"/>
      <style:text-properties officeooo:paragraph-rsid="05d59550"/>
    </style:style>
    <style:style style:name="P116" style:family="paragraph" style:parent-style-name="Default" style:list-style-name="L10">
      <style:paragraph-properties style:line-height-at-least="0.139in" fo:text-align="end" style:justify-single-word="false" style:writing-mode="rl-tb"/>
      <style:text-properties officeooo:paragraph-rsid="05d70687"/>
    </style:style>
    <style:style style:name="P117" style:family="paragraph" style:parent-style-name="Default" style:list-style-name="L11">
      <style:paragraph-properties style:line-height-at-least="0.139in" fo:text-align="end" style:justify-single-word="false" style:writing-mode="rl-tb"/>
      <style:text-properties officeooo:paragraph-rsid="05e3f680"/>
    </style:style>
    <style:style style:name="P118" style:family="paragraph" style:parent-style-name="Default" style:list-style-name="L10">
      <style:paragraph-properties style:line-height-at-least="0.139in" fo:text-align="end" style:justify-single-word="false" style:writing-mode="rl-tb"/>
      <style:text-properties officeooo:rsid="05d70687" officeooo:paragraph-rsid="05d70687"/>
    </style:style>
    <style:style style:name="P119" style:family="paragraph" style:parent-style-name="Heading_20_1">
      <style:text-properties style:font-name="David CLM" officeooo:rsid="0535e440" officeooo:paragraph-rsid="0535e440" style:font-name-complex="David CLM"/>
    </style:style>
    <style:style style:name="T1"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2"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3"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8a2fb" style:letter-kerning="true" style:font-size-asian="12pt" style:font-style-asian="normal" style:font-weight-asian="normal" style:font-name-complex="David CLM" style:font-size-complex="12pt"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60a7ab8" style:letter-kerning="true" style:font-size-asian="12pt" style:font-style-asian="normal" style:font-weight-asian="normal" style:font-name-complex="David CLM" style:font-size-complex="12pt" style:text-emphasize="none"/>
    </style:style>
    <style:style style:name="T29"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3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3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38" style:family="text">
      <style:text-properties style:use-window-font-color="true"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39"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40"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41"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42"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43"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44"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45"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46"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47"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48"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49"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50" style:family="text">
      <style:text-properties style:text-outline="false" style:text-line-through-style="none" style:text-line-through-type="none" style:text-position="0% 100%" fo:font-style="normal" fo:text-shadow="none" style:text-underline-style="none" fo:font-weight="normal" officeooo:rsid="0539eeb9" style:letter-kerning="true" style:font-style-asian="normal" style:font-weight-asian="normal" style:font-weight-complex="normal" style:text-emphasize="none"/>
    </style:style>
    <style:style style:name="T51"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52" style:family="text">
      <style:text-properties style:text-outline="false" style:text-line-through-style="none" style:text-line-through-type="none" style:text-position="0% 100%" fo:font-style="normal" fo:text-shadow="none" style:text-underline-style="none" fo:font-weight="normal" officeooo:rsid="054f875d" style:letter-kerning="true" style:font-style-asian="normal" style:font-weight-asian="normal" style:font-weight-complex="normal"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59"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60"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61" style:family="text">
      <style:text-properties style:text-outline="false" style:text-line-through-style="none" style:text-line-through-type="none" style:text-position="0% 100%" fo:font-style="normal" fo:text-shadow="none" style:text-underline-style="none" fo:font-weight="normal" officeooo:rsid="05f69b31" style:letter-kerning="true" style:font-style-asian="normal" style:font-weight-asian="normal" style:font-weight-complex="normal" style:text-emphasize="none"/>
    </style:style>
    <style:style style:name="T62" style:family="text">
      <style:text-properties style:text-outline="false" style:text-line-through-style="none" style:text-line-through-type="none" style:text-position="0% 100%" fo:font-style="normal" fo:text-shadow="none" style:text-underline-style="none" fo:font-weight="normal" officeooo:rsid="05f744ba" style:letter-kerning="true" style:font-style-asian="normal" style:font-weight-asian="normal" style:font-weight-complex="normal" style:text-emphasize="none"/>
    </style:style>
    <style:style style:name="T63"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64" style:family="text">
      <style:text-properties style:text-outline="false" style:text-line-through-style="none" style:text-line-through-type="none" style:text-position="0% 100%" fo:font-style="normal" fo:text-shadow="none" style:text-underline-style="none" fo:font-weight="normal" officeooo:rsid="060b7396" style:letter-kerning="true" style:font-style-asian="normal" style:font-weight-asian="normal" style:font-weight-complex="normal" style:text-emphasize="none"/>
    </style:style>
    <style:style style:name="T65"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66"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67"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68"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69"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70"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71"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72"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73"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74"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78"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79"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80"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82"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83"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84"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85"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86"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87"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88"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89"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90"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91"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92"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93"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94"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95"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96"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97"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98"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99"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100"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101"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02"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47114c"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5f581f2" style:letter-kerning="true"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5f744ba" style:letter-kerning="true"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5f96677" style:letter-kerning="true" style:font-style-asian="normal" style:font-weight-asian="normal" style:text-emphasize="none"/>
    </style:style>
    <style:style style:name="T15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56"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57" style:family="text">
      <style:text-properties style:text-outline="false" style:text-line-through-style="none" style:text-line-through-type="none" fo:font-style="normal" fo:text-shadow="none" style:text-underline-style="none" fo:font-weight="normal" officeooo:rsid="05411697" style:letter-kerning="true" style:font-style-asian="normal" style:font-weight-asian="normal" style:font-weight-complex="normal" style:text-emphasize="none"/>
    </style:style>
    <style:style style:name="T158" style:family="text">
      <style:text-properties style:text-outline="false" style:text-line-through-style="none" style:text-line-through-type="none" fo:font-style="normal" fo:text-shadow="none" style:text-underline-style="none" fo:font-weight="normal" officeooo:rsid="05490fc1" style:letter-kerning="true" style:font-style-asian="normal" style:font-weight-asian="normal" style:font-weight-complex="normal" style:text-emphasize="none"/>
    </style:style>
    <style:style style:name="T159" style:family="text">
      <style:text-properties style:text-outline="false" style:text-line-through-style="none" style:text-line-through-type="none" fo:font-style="normal" fo:text-shadow="none" style:text-underline-style="none" fo:font-weight="normal" officeooo:rsid="054a593f" style:letter-kerning="true" style:font-style-asian="normal" style:font-weight-asian="normal" style:font-weight-complex="normal" style:text-emphasize="none"/>
    </style:style>
    <style:style style:name="T160"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61"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62"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63"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64"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65"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66"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67"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68"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69" style:family="text">
      <style:text-properties style:text-outline="false" style:text-line-through-style="none" style:text-line-through-type="none" fo:font-style="normal" fo:text-shadow="none" style:text-underline-style="none" fo:font-weight="normal" officeooo:rsid="05f4f4a9" style:letter-kerning="true" style:font-style-asian="normal" style:font-weight-asian="normal" style:font-weight-complex="normal" style:text-emphasize="none"/>
    </style:style>
    <style:style style:name="T170"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7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72"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73"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74" style:family="text">
      <style:text-properties style:text-outline="false" style:text-line-through-style="none" style:text-line-through-type="none" fo:font-style="normal" fo:text-shadow="none" style:text-underline-style="none" fo:font-weight="bold" officeooo:rsid="053f9e27" style:letter-kerning="true" style:font-style-asian="normal" style:font-weight-asian="bold" style:font-weight-complex="bold" style:text-emphasize="none"/>
    </style:style>
    <style:style style:name="T175"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176" style:family="text">
      <style:text-properties style:text-outline="false" style:text-line-through-style="none" style:text-line-through-type="none" fo:font-style="normal" fo:text-shadow="none" style:text-underline-style="none" fo:font-weight="bold" officeooo:rsid="05490fc1" style:letter-kerning="true" style:font-style-asian="normal" style:font-weight-asian="bold" style:font-weight-complex="bold" style:text-emphasize="none"/>
    </style:style>
    <style:style style:name="T177"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78"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79"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80" style:family="text">
      <style:text-properties style:text-outline="false" style:text-line-through-style="none" style:text-line-through-type="none" fo:font-style="normal" fo:text-shadow="none" style:text-underline-style="none" fo:font-weight="bold" officeooo:rsid="05f4f4a9" style:letter-kerning="true" style:font-style-asian="normal" style:font-weight-asian="bold" style:font-weight-complex="bold" style:text-emphasize="none"/>
    </style:style>
    <style:style style:name="T18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82"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83"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84"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85"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86"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87"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88"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89"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90"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91"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92"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93"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94"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195"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196"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97"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198"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199"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200"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201"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202"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203"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204"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205"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206"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207"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208"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09"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210"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211"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212"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213"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214"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215"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216" style:family="text">
      <style:text-properties style:text-outline="false" style:text-line-through-style="none" style:text-line-through-type="none" style:font-name="Times New Roman" fo:font-style="italic" fo:text-shadow="none" style:text-underline-style="none" fo:font-weight="normal" officeooo:rsid="05bead51" style:letter-kerning="true" style:font-style-asian="italic" style:font-weight-asian="normal" style:text-emphasize="none"/>
    </style:style>
    <style:style style:name="T217" style:family="text">
      <style:text-properties style:text-outline="false" style:text-line-through-style="none" style:text-line-through-type="none" style:font-name="Times New Roman" fo:font-style="italic" fo:text-shadow="none" style:text-underline-style="none" fo:font-weight="normal" officeooo:rsid="05af3c74" style:letter-kerning="true" style:font-style-asian="italic" style:font-weight-asian="normal" style:text-emphasize="none"/>
    </style:style>
    <style:style style:name="T218" style:family="text">
      <style:text-properties style:text-outline="false" style:text-line-through-style="none" style:text-line-through-type="none" style:font-name="Times New Roman" fo:font-style="italic" fo:text-shadow="none" style:text-underline-style="none" fo:font-weight="normal" officeooo:rsid="05af21c2" style:letter-kerning="true" style:font-style-asian="italic" style:font-weight-asian="normal" style:text-emphasize="none"/>
    </style:style>
    <style:style style:name="T219"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name-complex="Times New Roman" style:text-emphasize="none"/>
    </style:style>
    <style:style style:name="T220"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font-name-complex="Times New Roman" style:text-emphasize="none"/>
    </style:style>
    <style:style style:name="T221" style:family="text">
      <style:text-properties officeooo:rsid="058e28e4"/>
    </style:style>
    <style:style style:name="T222" style:family="text">
      <style:text-properties fo:font-weight="bold" style:font-weight-asian="bold" style:font-weight-complex="bold"/>
    </style:style>
    <style:style style:name="T223" style:family="text">
      <style:text-properties fo:font-style="italic" style:font-style-asian="italic" style:font-style-complex="italic"/>
    </style:style>
    <style:style style:name="T224" style:family="text">
      <style:text-properties fo:font-style="italic" officeooo:rsid="05e9cada" style:font-style-asian="italic" style:font-style-complex="italic"/>
    </style:style>
    <style:style style:name="T225" style:family="text">
      <style:text-properties officeooo:rsid="05944186"/>
    </style:style>
    <style:style style:name="T226" style:family="text">
      <style:text-properties style:text-position="0% 100%" officeooo:rsid="05c12014"/>
    </style:style>
    <style:style style:name="T227" style:family="text">
      <style:text-properties style:text-position="0% 100%" officeooo:rsid="05b68f6c"/>
    </style:style>
    <style:style style:name="T228" style:family="text">
      <style:text-properties officeooo:rsid="05c0aec3"/>
    </style:style>
    <style:style style:name="T229" style:family="text">
      <style:text-properties officeooo:rsid="05d9427e"/>
    </style:style>
    <style:style style:name="T230" style:family="text">
      <style:text-properties officeooo:rsid="05db55b7"/>
    </style:style>
    <style:style style:name="T231" style:family="text">
      <style:text-properties officeooo:rsid="05dc57ea"/>
    </style:style>
    <style:style style:name="T232" style:family="text">
      <style:text-properties officeooo:rsid="05e9cada"/>
    </style:style>
    <style:style style:name="T233" style:family="text">
      <style:text-properties officeooo:rsid="05ecb18d"/>
    </style:style>
    <style:style style:name="T234" style:family="text">
      <style:text-properties officeooo:rsid="05f8d4af"/>
    </style:style>
    <style:style style:name="T235" style:family="text">
      <style:text-properties officeooo:rsid="0607cbc9"/>
    </style:style>
    <style:style style:name="T236" style:family="text">
      <style:text-properties officeooo:rsid="060b739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text:span text:style-name="T236">עוד אלגוריתמים אמיתיים</text:span></text:h>
      <text:p text:style-name="P3"><text:span text:style-name="T64">תזכורת – בעיית </text:span><text:span text:style-name="T51">התרמיל</text:span></text:p>
      <text:p text:style-name="P8"><text:span text:style-name="T207">מ</text:span><text:span text:style-name="T111">כניסים אתכם לחדר מלא חפצים, נותנים לכם תרמיל שיכול להכיל עד 100 ק”ג, ואומרים לכם “כל מה שתצליחו להכניס לתרמיל – שלכם”.</text:span><text:span text:style-name="T112"> <text:s text:c="2"/></text:span><text:span text:style-name="T102">לכל חפץ יש </text:span><text:span text:style-name="T172">משקל אחר</text:span><text:span text:style-name="T102"> ו</text:span><text:span text:style-name="T172">ערך אחר</text:span><text:span text:style-name="T102">.</text:span><text:span text:style-name="T112"> <text:s/></text:span><text:span text:style-name="T102">איך תבחרו חפצים </text:span><text:span text:style-name="T113">שהמשקל שלהם לכל היותר 100, ו</text:span><text:span text:style-name="T102">סכום-ערכיהם גדול ביותר?</text:span></text:p>
      <text:p text:style-name="P25"/>
      <text:p text:style-name="P7"><text:span text:style-name="T206">א</text:span><text:span text:style-name="T102">ם </text:span><text:span text:style-name="T113">הערך של כל חפץ ידוע </text:span><text:span text:style-name="T102">לכולם </text:span><text:span text:style-name="T103">- </text:span><text:span text:style-name="T113">יש לנו בעיה אלגוריתמית. אמנם, זו בעיה קשה יותר מבעיית המסלול הזול ביותר, אבל היא פתירה</text:span><text:span text:style-name="T114">. </text:span><text:span text:style-name="T115">למשל, אם מספר החפצים הוא קטן, אפשר לבדוק את כל תת-הקבוצות של חפצים, </text:span><text:span text:style-name="T114">ולבחור את </text:span><text:span text:style-name="T115">תת-הקבוצה </text:span><text:span text:style-name="T114">עם הערך הגבוה ביותר מבין </text:span><text:span text:style-name="T115">תת-הקבוצות שסכום המשקלים שלהן הוא לכל היותר 100.</text:span></text:p>
      <text:p text:style-name="P7"><text:span text:style-name="T10">אבל מה אם </text:span><text:span text:style-name="T9">הערך של כל חפץ ידוע רק לחפץ</text:span><text:span text:style-name="T10">?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11"> מה תעשו?</text:span></text:p>
      <text:p text:style-name="P14"><text:span text:style-name="T117">כאמור, בכל</text:span><text:span text:style-name="T116"> מצב שבו הקלט לאלגוריתם הוא מידע פרטי של </text:span><text:span text:style-name="T108">אנשים עם אינטרסים אישיים, אנחנו צריכים להשתמש </text:span><text:span text:style-name="T156">במכרז</text:span><text:span text:style-name="T160">. אפשר להשתמש במכרז וק"ג כמו שראינו בסעיף הקודם. </text:span><text:span text:style-name="T163">בשלב הראשון של המכרז, אנחנו צריכים למצוא את התוצאה שממקסמת את סכום הערכים. </text:span><text:span text:style-name="T160">אם מספר החפצים (= המפרסמים) הוא קטן, </text:span><text:span text:style-name="T163">זה עובד מצויין</text:span><text:span text:style-name="T160">. <text:s/>אבל </text:span><text:span text:style-name="T161">מה אם מספר החפצים </text:span><text:span text:style-name="T164">הוא </text:span><text:span text:style-name="T161">גדול? <text:s/>בעיית התרמיל ידועה כבעיה </text:span><text:span text:style-name="T196">NP-שלמה </text:span><text:span text:style-name="T161">- וזה אומר ש</text:span><text:span text:style-name="T162">כנראה לא קיים אלגוריתם הפותר בעיות גדולות בזמן סביר.</text:span><text:span text:style-name="T165"> <text:s/>איך נוכל להריץ את מכרז וק"ג, אם אנחנו לא יכולים לחשב את הצעד הראשון שלו?!</text:span></text:p>
      <text:p text:style-name="P24"/>
      <text:p text:style-name="P56"><text:span text:style-name="T162">ב</text:span><text:span text:style-name="T155">עולם האלגוריתמים, כשנתקלים בבעיה שהיא </text:span><text:span text:style-name="T195">NP-קשה</text:span><text:span text:style-name="T155">, השלב הבא הוא לחפש עבורה </text:span><text:span text:style-name="T195">אלגוריתמי-קירוב</text:span><text:span text:style-name="T155">. </text:span><text:span text:style-name="T166">אם זה קשה למצוא את הצירוף עם סכום הערכים המקסימלי - ננסה למצוא צירוף עם סכום-ערכים שהוא "די קרוב" למקסימלי.</text:span><text:span text:style-name="T167"> <text:s/>איך מוצאים אלגוריתמי קירוב? אפשרות אחת, שעובדת בהרבה מקרים, היא לנסות </text:span><text:span text:style-name="T197">אלגוריתם חמדני </text:span><text:span text:style-name="T167">(greedy algorithm).</text:span><text:span text:style-name="T168"> נראה כמה אלגוריתמים כאלה עבור בעיית התרמיל.</text:span></text:p>
      <text:p text:style-name="P72"/>
      <text:p text:style-name="P46"><text:span text:style-name="T173">אלגוריתם חמדני א</text:span><text:span text:style-name="T102">:</text:span></text:p>
      <text:list xml:id="list3652555979" text:style-name="L2">
        <text:list-item>
          <text:p text:style-name="P104">סדר את החפצים בסדר יורד של הערך.</text:p>
        </text:list-item>
        <text:list-item>
          <text:p text:style-name="P104">בחר חפצים לפי הסדר עד שהתרמיל מתמלא.</text:p>
        </text:list-item>
      </text:list>
      <text:p text:style-name="P28"><text:span text:style-name="T9">האלגוריתם הזה עובד יפה כשהחפצים בערך באותו משקל, אבל כשיש הבדלים גדולים </text:span><text:span text:style-name="T12">במשקלים - הוא עלול להיות מאד גרוע.</text:span></text:p>
      <text:p text:style-name="P26"><text:span text:style-name="T12">למשל, נניח שג</text:span><text:span text:style-name="T34">ודל התרמיל </text:span><text:span text:style-name="T35">הוא</text:span><text:span text:style-name="T34"> 100</text:span><text:span text:style-name="T35">, יש 51 חפצים, והערכים והמשקלים שלהם לפי הסדר הם:</text:span></text:p>
      <text:p text:style-name="P88"><text:span text:style-name="T172">$100/100k</text:span><text:span text:style-name="T102">, $20/2k, $20/2k, $20/2k … </text:span></text:p>
      <text:p text:style-name="P57"><text:span text:style-name="T102">רק החפץ הראשון </text:span><text:span text:style-name="T119">נכנס לתרמיל </text:span><text:span text:style-name="T102">- הערך הוא </text:span><text:span text:style-name="T118">$100</text:span><text:span text:style-name="T102">. אילו היה </text:span><text:span text:style-name="T118">מדלג על החפץ הראשון, היה יכול להכניס 50 חפצים שהערך של כל אחד הוא $20, כך שהערך היה גדול פי 10. <text:s/></text:span></text:p>
      <text:p text:style-name="P46"><text:span text:style-name="T118">מעבר לכך, גם אם נשתמש באלגוריתם הזה כשלב הראשון במכרז דמוי-וק"ג, התוצאה תהיה מאד גרועה: השחקן הראשון יזכה, אבל הוא יצטרך לשלם </text:span><text:span text:style-name="T102">$1000 </text:span><text:span text:style-name="T118">(סכום הערכים של השחקנים כשהוא לא משתתף), שזה פי 10</text:span><text:span text:style-name="T102"> יותר מהערך שלו</text:span><text:span text:style-name="T118">. זה כמובן לא מכרז אמיתי - השחקן יעדיף לא להשתתף כלל.</text:span></text:p>
      <text:p text:style-name="P65"/>
      <text:p text:style-name="P46"><text:span text:style-name="T173">אלגוריתם חמדני ב</text:span><text:span text:style-name="T102">:</text:span></text:p>
      <text:list xml:id="list2002684515" text:style-name="L3">
        <text:list-item>
          <text:p text:style-name="P111"><text:span text:style-name="T9">סדר את החפצים בסדר יורד של </text:span><text:span text:style-name="T13">היחס </text:span><text:span text:style-name="T37">ערך/משקל</text:span><text:span text:style-name="T9">.</text:span></text:p>
        </text:list-item>
        <text:list-item>
          <text:p text:style-name="P105"><text:soft-page-break/>בחר חפצים לפי הסדר עד שהתרמיל מתמלא.</text:p>
        </text:list-item>
      </text:list>
      <text:p text:style-name="P73">האלגוריתם הזה עובד יפה על הדוגמה הקודמת, אבל עובד גרוע על הדוגמה הבאה:</text:p>
      <text:p text:style-name="P88"><text:span text:style-name="T172">$20/2k</text:span><text:span text:style-name="T102">, $100/100k.</text:span></text:p>
      <text:p text:style-name="P58"><text:span text:style-name="T102">רק החפץ הראשון </text:span><text:span text:style-name="T119">נכנס לתרמיל - הערך הוא $20. </text:span><text:span text:style-name="T102">אילו היה </text:span><text:span text:style-name="T118">מדלג על החפץ הראשון, </text:span><text:span text:style-name="T119">הערך היה גדול פי 5.</text:span></text:p>
      <text:p text:style-name="P47"><text:span text:style-name="T119">גם כמכרז, התוצאות לא טובות: השחקן </text:span><text:span text:style-name="T102">הראשון </text:span><text:span text:style-name="T119">זוכה, והוא משלם </text:span><text:span text:style-name="T102">$100 </text:span><text:span text:style-name="T119">(סכום הערכים של האחרים כשהוא לא משתתף) </text:span><text:span text:style-name="T102">– יותר מהערך שלו</text:span><text:span text:style-name="T119">.</text:span></text:p>
      <text:p text:style-name="P30"/>
      <text:p text:style-name="P31">ראינו שני אלגוריתמים, כל אחד מהם נכשל על קלט מסויים. מתברר ששניהם ביחד נותנים תוצאה לא רעה בכלל.</text:p>
      <text:p text:style-name="P31"/>
      <text:p text:style-name="P10"><text:span text:style-name="T208">א</text:span><text:span text:style-name="T173">לגוריתם א+ב</text:span><text:span text:style-name="T102">: הפעל את שני האלגוריתמים החמדניים</text:span><text:span text:style-name="T120">, ו</text:span><text:span text:style-name="T102">בחר את התוצאה עם הסכום הגבוה.</text:span></text:p>
      <text:p text:style-name="P48"><text:span text:style-name="T173">משפט</text:span><text:span text:style-name="T102">: אלגוריתם א+ב נותן </text:span><text:span text:style-name="T199">קירוב 1/2</text:span><text:span text:style-name="T170"> לבעיית התרמיל</text:span><text:span text:style-name="T102">.</text:span><text:span text:style-name="T121"> כלומר, הוא מוצא תת-קבוצה </text:span><text:span text:style-name="T122">שסכום ערכיה </text:span><text:span text:style-name="T121">הוא לפחות 1/2 </text:span><text:span text:style-name="T122">מהסכום </text:span><text:span text:style-name="T121">הגבוה ביותר האפשרי.</text:span></text:p>
      <text:p text:style-name="P49"><text:span text:style-name="T203">הוכחה</text:span><text:span text:style-name="T102">: </text:span></text:p>
      <text:list xml:id="list3550809870" text:style-name="L4">
        <text:list-item>
          <text:p text:style-name="P112"><text:span text:style-name="T9">נניח שאלגוריתם ב נתקע אחרי k חפצים.</text:span><text:span text:style-name="T14"> אילו היה יכול להוסיף גם את </text:span><text:span text:style-name="T9">החפץ ה-k+1 – הסכום </text:span><text:span text:style-name="T14">היה לפחות כמו המקסימום - אולי אפילו יותר (כי האלגוריתם ממקסם את </text:span><text:span text:style-name="T15">ה</text:span><text:span text:style-name="T14">ערך</text:span><text:span text:style-name="T15"> ליחידת </text:span><text:span text:style-name="T14">משקל).</text:span></text:p>
        </text:list-item>
        <text:list-item>
          <text:p text:style-name="P112"><text:span text:style-name="T15">אלגוריתם א </text:span><text:span text:style-name="T16">בוחר לפחות חפץ אחד עם הערך הגבוה ביותר. כלומר, הסכום של אלגוריתם א </text:span><text:span text:style-name="T9">הוא לפחות </text:span><text:span text:style-name="T16">כמו ערך </text:span><text:span text:style-name="T9">החפץ ה-k+1.</text:span></text:p>
        </text:list-item>
        <text:list-item>
          <text:p text:style-name="P108">מכאן, הסכום של אלגוריתמים א+ב הוא לפחות כמו המקסימום.</text:p>
        </text:list-item>
        <text:list-item>
          <text:p text:style-name="P112"><text:span text:style-name="T16">מכאן, לפי עקרון שובך היונים, הסכום של אחד משני האלגוריתמים הוא לפחות כמו המקסימום / 2</text:span><text:span text:style-name="T17">! ***</text:span></text:p>
        </text:list-item>
      </text:list>
      <text:p text:style-name="P27"><text:span text:style-name="T27">(אגב, המשפט מחזק את דברי בן-עזאי: "</text:span><text:span text:style-name="T9">אַל תְּהִי בָז לְכָל אָדָם, <text:s/>וְאַל תְּהִי מַפְלִיג לְכָל דָּבָר</text:span><text:span text:style-name="T27">; </text:span><text:span text:style-name="T9">שֶׁאֵין לְךָ אָדָם שֶׁאֵין לוֹ שָׁעָה, וְאֵין לְךָ דָבָר שֶׁאֵין לוֹ מָקוֹם</text:span><text:span text:style-name="T27">" (משנה אבות ד ג): לא צריך לזלזל </text:span><text:span text:style-name="T28">בדברים </text:span><text:span text:style-name="T27">שנראים </text:span><text:span text:style-name="T28">לנו </text:span><text:span text:style-name="T27">במבט ראשון חסרי-ערך, כי ייתכן שהם יתבררו כמועילים כשנשלב </text:span><text:span text:style-name="T28">ביניהם וניתן לכל אחד את המקום המתאים לו</text:span><text:span text:style-name="T27">].</text:span></text:p>
      <text:p text:style-name="P109"/>
      <text:p text:style-name="P29"><text:span text:style-name="T16">ע</text:span><text:span text:style-name="T9">שינו צעד גדול קדימה - מצאנו אלגוריתם שזמן-הריצה שלו הוא ליניארי, והוא מוצא קירוב טוב לבעיית התרמיל. <text:s text:c="2"/>האם אפשר להשתמש בו גם כשלב הראשון במכרז וק"ג?</text:span></text:p>
      <text:p text:style-name="P19"/>
      <text:p text:style-name="P19">למרבה הצער, התשובה היא לא. הנה דוגמה:</text:p>
      <text:p text:style-name="P88"><text:span text:style-name="T172">$54/52k</text:span><text:span text:style-name="T102">, $52/51k, $49/49k.</text:span></text:p>
      <text:p text:style-name="P59"><text:span text:style-name="T102">במקרה זה, גם אלגוריתם א וגם אלגוריתם ב בוחרים את </text:span><text:span text:style-name="T123">החפץ הראשון</text:span><text:span text:style-name="T124">, ולכן גם אלגוריתם א+ב בוחר אותו. הערך הוא $54, </text:span><text:span text:style-name="T152">וזה באמת יותר מחצי מהמקסימום (שהוא $101).</text:span><text:span text:style-name="T124"> כמה צריך </text:span><text:span text:style-name="T153">השחקן הראשון </text:span><text:span text:style-name="T124">לשלם? - אילו</text:span><text:span text:style-name="T53"> </text:span><text:span text:style-name="T62">הוא </text:span><text:span text:style-name="T53">לא היה </text:span><text:span text:style-name="T61">משתתף</text:span><text:span text:style-name="T53">, אז שני האלגוריתמים היו בוחרים את שני החפצים האחרים, וסכום-הערכים </text:span><text:span text:style-name="T62">שלהם </text:span><text:span text:style-name="T53">היה $101. </text:span><text:span text:style-name="T62">לכן השחקן הראשון צריך </text:span><text:span text:style-name="T54">לשלם $101, שזה יותר מהערך שלו – </text:span><text:span text:style-name="T62">המכרז לא אמיתי!</text:span></text:p>
      <text:p text:style-name="P75"/>
      <text:p text:style-name="P60"><text:span text:style-name="T49">אנחנו רואים כאן חיסרון גדול של מנגנון וק"ג - הוא חייב למצוא את סכום-הערכים המקסימלי, וחייב למצוא אותו </text:span><text:span text:style-name="T72">במדוייק </text:span><text:span text:style-name="T49">- לא בקירוב. אם מציאת המקסימום היא בעיה חישובית קשה - אנחנו לא יכולים להשתמש ב-VCG. צריך </text:span><text:span text:style-name="T63">מכרז מסוג</text:span><text:span text:style-name="T49"> אחר.</text:span></text:p>
      <text:p text:style-name="P76"/>
      <text:p text:style-name="P4"><text:span text:style-name="T51">מ</text:span><text:span text:style-name="T49">כרז מיירסון</text:span></text:p>
      <text:p text:style-name="P61"><text:span text:style-name="T72">מכרז מיירסון </text:span><text:span text:style-name="T49">(על-שם </text:span><text:span text:style-name="T55">ממציאו</text:span><text:span text:style-name="T49"> Myerson, חתן פרס נובל לכלכלה)</text:span><text:span text:style-name="T56"> הוא מכרז אמיתי, המיועד למצבים שבהם לא יכולים או לא רוצים למקסם את סכום-הערכים.</text:span></text:p>
      <text:p text:style-name="P78"/>
      <text:p text:style-name="P50"><text:span text:style-name="T57">מכרז מיירסון </text:span><text:span text:style-name="T58">מקבל כקלט </text:span><text:span text:style-name="T73">כלל-בחירה - </text:span><text:span text:style-name="T65">כלל הקובע, לגבי כל שחקן, אם הוא "נבחר" או לא. כלל-הבחירה הזה יכול להיות "בחר את השחקן עם הערך הגבוה ביותר", או "בחר את קבוצת-השחקנים </text:span><text:soft-page-break/><text:span text:style-name="T65">עם סכום-הערכים הגבוה ביותר", </text:span><text:span text:style-name="T66">ואז מכרז מיירסון זהה למכרז וק"ג. </text:span><text:span text:style-name="T67"><text:s text:c="2"/></text:span><text:span text:style-name="T66">אבל </text:span><text:span text:style-name="T67">אפשר להשתמש גם ב</text:span><text:span text:style-name="T66">כלל-בחירה </text:span><text:span text:style-name="T67">אחר, </text:span><text:span text:style-name="T68">למשל "הרץ אלגוריתם-קירוב </text:span><text:span text:style-name="T69">חמדני </text:span><text:span text:style-name="T68">לבעיית התרמיל ובחר את השחקנים שנבחרו ע"י האלגוריתם"</text:span><text:span text:style-name="T70">.</text:span></text:p>
      <text:p text:style-name="P80"/>
      <text:p text:style-name="P51"><text:span text:style-name="T102">לכל </text:span><text:span text:style-name="T125">שחקן i </text:span><text:span text:style-name="T102">יש</text:span><text:span text:style-name="T125">נו</text:span><text:span text:style-name="T102"> ערך כספי </text:span><text:span text:style-name="T125">v</text:span><text:span text:style-name="T210">i</text:span><text:span text:style-name="T125"> </text:span><text:span text:style-name="T102">ל”היבחרות”</text:span><text:span text:style-name="T125">. אם שחקן i נבחר אז הערך שלו הוא v</text:span><text:span text:style-name="T210">i</text:span><text:span text:style-name="T125">, ואם השחקן לא נבחר אז הערך שלו הוא 0.</text:span><text:span text:style-name="T126"> </text:span><text:span text:style-name="T127">אם נשתמש רק בכלל-הבחירה - המכרז לא יהיה אמיתי, כי כל שחקן שהערך שלו חיובי, ירצה לשנות את הדיווח שלו כדי לוודא שהוא ייבחר. כדי שהמכרז יהיה אמיתי, אנחנו צריכים להוסיף לו </text:span><text:span text:style-name="T200">כלל-תשלום</text:span><text:span text:style-name="T127"> - כלל הקובע, לכל שחקן, כמה כסף הוא צריך לשלם. </text:span><text:span text:style-name="T128">אם שחקן i נבחר ומשלם p</text:span><text:span text:style-name="T211">i</text:span><text:span text:style-name="T128">, אז </text:span><text:span text:style-name="T201">התועלת </text:span><text:span text:style-name="T128">שלו היא ההפרש - </text:span><text:span text:style-name="T125">v</text:span><text:span text:style-name="T210">i</text:span><text:span text:style-name="T71">-</text:span><text:span text:style-name="T128">p</text:span><text:span text:style-name="T211">i</text:span><text:span text:style-name="T128">.</text:span><text:span text:style-name="T127"> <text:s/>אנחנו מחפשים כלל-תשלום שיגרום לכך שהמכרז יהיה אמיתי.</text:span></text:p>
      <text:p text:style-name="P68"/>
      <text:p text:style-name="P62"><text:span text:style-name="T102">נסביר שוב במילים אחרות. </text:span><text:span text:style-name="T173">מכרז </text:span><text:span text:style-name="T155">הוא זוג של פונקציות - </text:span><text:span text:style-name="T198">פונקציית</text:span><text:span text:style-name="T195">-בחירה</text:span><text:span text:style-name="T155"> </text:span><text:span text:style-name="T171">ו</text:span><text:span text:style-name="T198">פונקציית</text:span><text:span text:style-name="T195">-תשלום</text:span><text:span text:style-name="T155">.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69"/>
      <text:p text:style-name="P63"><text:span text:style-name="T129">ב</text:span><text:span text:style-name="T102">מכרז-מיירסון, כלל-הבחירה נתון וקבוע מראש, והמטרה שלנו היא למצוא כלל-תשלום תואם, כך שהמכרז המתקבל יהיה אמיתי.</text:span><text:span text:style-name="T134"> <text:s text:c="3"/></text:span><text:span text:style-name="T102">השאלה המרכזית היא: האם </text:span><text:span text:style-name="T199">לכל </text:span><text:span text:style-name="T102">כלל-בחירה קיים כלל-תשלום תואם? התשובה היא לא, אבל </text:span><text:span text:style-name="T130">ישנם הרבה כללי-בחירה שעבורם קיים כלל-תשלום. </text:span></text:p>
      <text:p text:style-name="P70"/>
      <text:p text:style-name="P64"><text:span text:style-name="T177">הג</text:span><text:span text:style-name="T173">דרה</text:span><text:span text:style-name="T102">: כלל-בחירה נקרא </text:span><text:span text:style-name="T199">מונוטוני</text:span><text:span text:style-name="T181"> </text:span><text:span text:style-name="T102">אם, עבור כל שחקן i, הכלל הוא פונקציה מונוטונית-עולה של v</text:span><text:span text:style-name="T209">i</text:span><text:span text:style-name="T102">.</text:span></text:p>
      <text:p text:style-name="P46"><text:span text:style-name="T131">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102">כלל-בחירה </text:span><text:span text:style-name="T181">בינארי</text:span><text:span text:style-name="T102"> הוא מונוטוני אם עבור כל</text:span><text:span text:style-name="T131"> שחקן</text:span><text:span text:style-name="T102"> i, אם </text:span><text:span text:style-name="T131">הוא </text:span><text:span text:style-name="T102">נבחר כשהערך שלו </text:span><text:span text:style-name="T181">x</text:span><text:span text:style-name="T102">, אז הוא נבחר גם כשהערך שלו הוא כל מספר הגדול מ-</text:span><text:span text:style-name="T181">x</text:span><text:span text:style-name="T102">.</text:span></text:p>
      <text:p text:style-name="P65"/>
      <text:p text:style-name="P66">דוגמאות לכללים מונוטוניים:</text:p>
      <text:list xml:id="list1293788809" text:style-name="L5">
        <text:list-item>
          <text:p text:style-name="P106">בחר את 3 הערכים הגדולים ביותר.</text:p>
        </text:list-item>
        <text:list-item>
          <text:p text:style-name="P106">בחר את הערך הגדול ביותר, בתנאי שהוא מעל 10.</text:p>
        </text:list-item>
        <text:list-item>
          <text:p text:style-name="P106">בחר בעזרת אלגוריתם חמדני א / ב / א+ב <text:span text:style-name="T234">לבעיית התרמיל.</text:span></text:p>
        </text:list-item>
      </text:list>
      <text:p text:style-name="P66">דוגמאות לכללים לא מונוטוניים:</text:p>
      <text:list xml:id="list364197942" text:style-name="L6">
        <text:list-item>
          <text:p text:style-name="P107">בחר את הערך השני מלמעלה.</text:p>
        </text:list-item>
        <text:list-item>
          <text:p text:style-name="P107">בחר את הערך הגדול ביותר, אם הוא מתחת ל-7.</text:p>
        </text:list-item>
      </text:list>
      <text:p text:style-name="P18"/>
      <text:p text:style-name="P18"/>
      <text:p text:style-name="P64"><text:span text:style-name="T178">מש</text:span><text:span text:style-name="T173">פט מיירסון</text:span><text:span text:style-name="T102">: </text:span><text:span text:style-name="T131">מונוטוניות היא תנאי הכרחי ומספיק לאמיתיות. כלומר:</text:span></text:p>
      <text:p text:style-name="P65">(א) לכל כלל-בחירה לא-מונוטוני - אין כלל-תשלום אמיתי.</text:p>
      <text:p text:style-name="P65">(ב) לכל כלל-בחירה מונוטוני - קיים כלל-תשלום אמיתי, והוא יחיד.</text:p>
      <text:p text:style-name="P65"/>
      <text:p text:style-name="P52"><text:span text:style-name="T154">עכשיו</text:span><text:span text:style-name="T131"> </text:span><text:span text:style-name="T102">נוכיח את משפט מיירסון</text:span><text:span text:style-name="T131">, ותוך כדי </text:span><text:span text:style-name="T154">כך</text:span><text:span text:style-name="T131"> נגלה </text:span><text:span text:style-name="T135">מהו כלל-התשלום היחיד שהופך את המכרז לאמיתי</text:span><text:span text:style-name="T131">.</text:span></text:p>
      <text:p text:style-name="P77"/>
      <text:p text:style-name="P79"><text:span text:style-name="T222">הוכחת משפט מיירסון</text:span>: בהוכחה <text:span text:style-name="T221">נשתמש בסימונים הבאים:</text:span></text:p>
      <text:list xml:id="list1204704166" text:style-name="L7">
        <text:list-item>
          <text:p text:style-name="P113"><text:span text:style-name="T9">כלל-הבחירה – </text:span><text:span text:style-name="T34">c - </text:span><text:span text:style-name="T9">פונקציה המקבלת כקלט את הערכים של כל המשתתפים, ומחזירה וקטור בינארי (</text:span><text:span text:style-name="T34">1 = “ברכותיי, נבחרת!”</text:span><text:span text:style-name="T36">, 0 = "לא נבחרת!"</text:span><text:span text:style-name="T34">). <text:s/>c</text:span><text:span text:style-name="T36"> הוא </text:span><text:span text:style-name="T34">נתון וקבוע.</text:span></text:p>
        </text:list-item>
        <text:list-item>
          <text:p text:style-name="P113"><text:span text:style-name="T9">כלל התשלום – </text:span><text:span text:style-name="T34">p</text:span><text:span text:style-name="T9"> - פונקציה המקבלת כקלט את הערכים של כל המשתתפים, ומחזירה וקטור מספרי של תשלומים. </text:span><text:span text:style-name="T34"><text:s/>את p אנחנו מחפשים.</text:span></text:p>
        </text:list-item>
      </text:list>
      <text:p text:style-name="P65"/>
      <text:p text:style-name="P12"><text:span text:style-name="T207">ה</text:span><text:span text:style-name="T111">תועלת של משתתף עם ערך </text:span><text:span text:style-name="T215">v</text:span><text:span text:style-name="T111"> שאומר </text:span><text:span text:style-name="T215">x</text:span><text:span text:style-name="T111"> היא:</text:span></text:p>
      <text:p text:style-name="P45">v*c(x) – p(x)</text:p>
      <text:p text:style-name="P67">במכרז אמיתי, חייב להתקיים:<text:span text:style-name="T225"> </text:span></text:p>
      <text:p text:style-name="P90"><text:soft-page-break/>v*c(v) – p(v) <text:s/>≥ <text:s/>v*c(x) - p(x)</text:p>
      <text:p text:style-name="P54"><text:span text:style-name="T102">התועלת של משתתף עם ערך </text:span><text:span text:style-name="T214">x</text:span><text:span text:style-name="T102"> שאומר </text:span><text:span text:style-name="T214">v</text:span><text:span text:style-name="T102"> היא:</text:span><text:span text:style-name="T132"> <text:s/></text:span></text:p>
      <text:p text:style-name="P90">x*c(v) – p(v)</text:p>
      <text:p text:style-name="P74">במכרז אמיתי חייב להתקיים:<text:span text:style-name="T225"> </text:span></text:p>
      <text:p text:style-name="P90">x*c(x) – p(x) ≥ x*c(v) – p(v)</text:p>
      <text:p text:style-name="P65">מחברים את המשוואות ומקבלים:</text:p>
      <text:p text:style-name="P91">v*[c(v)–c(x)] <text:s text:c="2"/>≥ <text:s text:c="2"/>p(v)-p(x) <text:s text:c="2"/>≥ <text:s/>x*[c(v) – c(x)]</text:p>
      <text:p text:style-name="P32"/>
      <text:p text:style-name="P34">נבדוק את אי-השיוויון הזה <text:span text:style-name="T228">בשני</text:span> מצבים.</text:p>
      <text:p text:style-name="P33"/>
      <text:p text:style-name="P41"><text:span text:style-name="T75">מצב </text:span><text:span text:style-name="T74">א</text:span><text:span text:style-name="T59">: </text:span><text:span text:style-name="T214">c(v)=c(x)</text:span><text:span text:style-name="T192">. במקרה זה, </text:span><text:span text:style-name="T79">המשוואה המודגשת </text:span><text:span text:style-name="T81">נראית כך</text:span><text:span text:style-name="T79">:</text:span></text:p>
      <text:p text:style-name="P44"><text:span text:style-name="T226">0</text:span><text:span text:style-name="T227"> <text:s/>≥ <text:s text:c="2"/>p(v)-p(x) <text:s text:c="2"/>≥ <text:s/></text:span><text:span text:style-name="T226">0</text:span></text:p>
      <text:p text:style-name="P41"><text:span text:style-name="T194">מכאן נובע ש</text:span><text:span text:style-name="T192">: </text:span><text:span text:style-name="T214">p(v)=p(x)</text:span><text:span text:style-name="T136">. </text:span><text:span text:style-name="T138"><text:s text:c="2"/></text:span><text:span text:style-name="T137">המשמעות היא, ש</text:span><text:span text:style-name="T133">ה</text:span><text:span text:style-name="T181">תשלום של שחקן שנבחר </text:span><text:span text:style-name="T185">- </text:span><text:span text:style-name="T187">אינו </text:span><text:span text:style-name="T181">תלוי בערך שלו</text:span><text:span text:style-name="T185">, ו</text:span><text:span text:style-name="T184">גם התשלום של שחקן </text:span><text:span text:style-name="T185">שאינו </text:span><text:span text:style-name="T184">נבחר </text:span><text:span text:style-name="T185">- </text:span><text:span text:style-name="T187">אינו </text:span><text:span text:style-name="T184">תלוי בערך שלו</text:span><text:span text:style-name="T185">. </text:span><text:span text:style-name="T182">זה די </text:span><text:span text:style-name="T185">מובן </text:span><text:span text:style-name="T182">- </text:span><text:span text:style-name="T183">אילו הייתי יכול להיבחר עם שני תשלומים שונים, הייתי תמיד אומר ערך שיבטיח לי </text:span><text:span text:style-name="T186">להיבחר עם </text:span><text:span text:style-name="T183">התשלום הנמוך יותר, </text:span><text:span text:style-name="T186">ואז </text:span><text:span text:style-name="T183">המכרז לא היה אמיתי.</text:span></text:p>
      <text:p text:style-name="P81"/>
      <text:p text:style-name="P83"><text:span text:style-name="T75">מצב ב</text:span><text:span text:style-name="T59">: </text:span><text:span text:style-name="T92">c(v)&gt;c(x)</text:span><text:span text:style-name="T78">, כלומר </text:span><text:span text:style-name="T93">c(v)=1</text:span><text:span text:style-name="T78"> וגם</text:span><text:span text:style-name="T97"> c(x)=0</text:span><text:span text:style-name="T98"> (</text:span><text:span text:style-name="T81">המצב</text:span><text:span text:style-name="T98"> </text:span><text:span text:style-name="T99">c(v)</text:span><text:span text:style-name="T100">&lt;</text:span><text:span text:style-name="T99">c(x)</text:span><text:span text:style-name="T98"> </text:span><text:span text:style-name="T81">הוא סימטרי).</text:span></text:p>
      <text:p text:style-name="P83"><text:span text:style-name="T79">במקרה זה, המשוואה המודגשת </text:span><text:span text:style-name="T81">נראית כך</text:span><text:span text:style-name="T79">:</text:span></text:p>
      <text:p text:style-name="P92">v <text:s/>≥ <text:s text:c="2"/>p(v)-p(x) <text:s text:c="2"/>≥ <text:s/>x</text:p>
      <text:p text:style-name="P86">מכאן נובע ש v&gt;x, כלומר - הפונקציה c חייבת להיות מונוטונית.</text:p>
      <text:p text:style-name="P86"/>
      <text:p text:style-name="P82"><text:span text:style-name="T80">מכאן אפשר גם לחשב את כלל התשלומים. <text:s/></text:span><text:span text:style-name="T188">נניח ש-</text:span><text:span text:style-name="T218">v</text:span><text:span text:style-name="T188"> ו-</text:span><text:span text:style-name="T218">x</text:span><text:span text:style-name="T188"> הם מאד מאד קרובים - כמעט זהים</text:span><text:span text:style-name="T190">;</text:span><text:span text:style-name="T189"> הם ממש ליד ה"סף" שבו הפונקציה c מתחלפת מ-0 ל-1. x קצת מתחת לסף, ו-</text:span><text:span text:style-name="T217">v</text:span><text:span text:style-name="T189"> קצת מעל הסף.</text:span><text:span text:style-name="T190"> </text:span><text:span text:style-name="T193">אז, שני צדדי המשוואה כמעט שוים, ולכן גם </text:span><text:span text:style-name="T191">ההפרש </text:span><text:span text:style-name="T214">p(v)-p(x)</text:span><text:span text:style-name="T102"> </text:span><text:span text:style-name="T139">כמעט שווה להם.</text:span><text:span text:style-name="T140"> <text:s text:c="2"/></text:span><text:span text:style-name="T139">מכאן, שההפרש </text:span><text:span text:style-name="T191"><text:s/></text:span><text:span text:style-name="T216">p(v)-p(x)</text:span><text:span text:style-name="T139"> <text:s/>חייב להיות שווה ל</text:span><text:span text:style-name="T202">ערך הסף </text:span><text:span text:style-name="T139">- </text:span><text:span text:style-name="T102">הערך שבו</text:span><text:span text:style-name="T140"> הפונקציה</text:span><text:span text:style-name="T220"> </text:span><text:span text:style-name="T219">c</text:span><text:span text:style-name="T102"> מתחלפת מ-0 ל-1.</text:span></text:p>
      <text:p text:style-name="P38"/>
      <text:p text:style-name="P84"><text:span text:style-name="T83">שימו לב: ערך-הסף יכול להיות זהה לכל השחקנים, אבל יכול להיות גם שונה משחקן לשחקן. </text:span><text:span text:style-name="T77">דוגמאות:</text:span></text:p>
      <text:list xml:id="list2265275051" text:style-name="L8">
        <text:list-item>
          <text:p text:style-name="P94"><text:span text:style-name="T77">אם הכלל הוא "בחר את כל הערכים הגדולים מ-10", אז ערך-הסף </text:span><text:span text:style-name="T84">לכל השחקנים </text:span><text:span text:style-name="T77">הוא 10.</text:span></text:p>
        </text:list-item>
        <text:list-item>
          <text:p text:style-name="P98">אם הכלל הוא "בחר את 3 הערכים הגבוהים ביותר", אז ערך-הסף של כל שחקן שנבחר הוא הערך של השחקן הרביעי.</text:p>
        </text:list-item>
        <text:list-item>
          <text:p text:style-name="P95"><text:span text:style-name="T82">א</text:span><text:span text:style-name="T77">ם הכלל הוא "הרץ אלגוריתם חמדני </text:span><text:span text:style-name="T85">ב</text:span><text:span text:style-name="T77">" - </text:span><text:span text:style-name="T85">אז ערך-הסף של כל שחקן יהיה תלוי במשקל שלו (נראה בהמשך).</text:span></text:p>
        </text:list-item>
      </text:list>
      <text:p text:style-name="P87"/>
      <text:p text:style-name="P85"><text:span text:style-name="T89">הוכחנו שיש רק כלל-תשלום יחיד שהוא </text:span><text:span text:style-name="T76">מועמד </text:span><text:span text:style-name="T89">להיות אמיתי. המכרז עם כלל-התשלום הזה נראה כך:</text:span></text:p>
      <text:list xml:id="list677514884" text:style-name="L9">
        <text:list-item>
          <text:p text:style-name="P96"><text:span text:style-name="T77">כלל-הבחירה </text:span><text:span text:style-name="T90">הנתון </text:span><text:span text:style-name="T77">קובע, עבור כל שחקן</text:span><text:span text:style-name="T91">i</text:span><text:span text:style-name="T77">, ערך-סף מסויים</text:span><text:span text:style-name="T94"> t</text:span><text:span text:style-name="T212">i</text:span><text:span text:style-name="T86">.</text:span></text:p>
        </text:list-item>
        <text:list-item>
          <text:p text:style-name="P97"><text:span text:style-name="T77">אם</text:span><text:span text:style-name="T94"> </text:span><text:span text:style-name="T95">v</text:span><text:span text:style-name="T213">i</text:span><text:span text:style-name="T95"> &gt; t</text:span><text:span text:style-name="T213">i</text:span><text:span text:style-name="T86">, אז</text:span><text:span text:style-name="T87"> </text:span><text:span text:style-name="T88">השחקן נבחר ומשלם </text:span><text:span text:style-name="T94">t</text:span><text:span text:style-name="T212">i</text:span><text:span text:style-name="T96">.</text:span></text:p>
        </text:list-item>
        <text:list-item>
          <text:p text:style-name="P99">אחרת, השחקן לא נבחר ולא משלם.</text:p>
        </text:list-item>
      </text:list>
      <text:p text:style-name="P39"/>
      <text:p text:style-name="P53"><text:span text:style-name="T102">נשאר להוכיח</text:span><text:span text:style-name="T144">,</text:span><text:span text:style-name="T143"> ש</text:span><text:span text:style-name="T102">כלל</text:span><text:span text:style-name="T144">-</text:span><text:span text:style-name="T141">התש</text:span><text:span text:style-name="T142">לום</text:span><text:span text:style-name="T102"> </text:span><text:span text:style-name="T144">הזה </text:span><text:span text:style-name="T102">הוא אמיתי.</text:span><text:span text:style-name="T144"> הנה ה</text:span><text:span text:style-name="T172">הוכחה</text:span><text:span text:style-name="T102">:</text:span></text:p>
      <text:list xml:id="list979101095" text:style-name="L10">
        <text:list-item>
          <text:p text:style-name="P114"><text:span text:style-name="T9">אם נבחרת</text:span><text:span text:style-name="T23">, ותכריז מעל </text:span><text:span text:style-name="T45">t</text:span><text:span text:style-name="T39">i</text:span><text:span text:style-name="T45"> </text:span><text:span text:style-name="T23">- </text:span><text:span text:style-name="T9">כלום לא ישתנה</text:span><text:span text:style-name="T22">, אתה עדיין תיבחר ותשלם את אותו ערך.</text:span></text:p>
        </text:list-item>
        <text:list-item>
          <text:p text:style-name="P115"><text:span text:style-name="T22">אם לא נבחרת</text:span><text:span text:style-name="T24">, ותכריז מתחת ל </text:span><text:span text:style-name="T45">t</text:span><text:span text:style-name="T39">i</text:span><text:span text:style-name="T45"> </text:span><text:span text:style-name="T24">-</text:span><text:span text:style-name="T22"> כלום לא ישתנה, אתה עדיין לא תיבחר ולא תשלם.</text:span></text:p>
        </text:list-item>
        <text:list-item>
          <text:p text:style-name="P116"><text:span text:style-name="T22">אם נבחרת</text:span><text:span text:style-name="T25">,</text:span><text:span text:style-name="T22"> ותכריז </text:span><text:span text:style-name="T25">מתחת ל-</text:span><text:span text:style-name="T46">t</text:span><text:span text:style-name="T41">i</text:span><text:span text:style-name="T23"> </text:span><text:span text:style-name="T25">- אתה לא תיבחר והתועלת שלך תהיה</text:span><text:span text:style-name="T26"> </text:span><text:span text:style-name="T25">0, בעוד שקודם לכן התועלת שלך היתה חיובית (כי</text:span><text:span text:style-name="T44"> </text:span><text:span text:style-name="T2">v</text:span><text:span text:style-name="T40">i</text:span><text:span text:style-name="T2"> &gt; t</text:span><text:span text:style-name="T40">i</text:span><text:span text:style-name="T25">).</text:span></text:p>
        </text:list-item>
        <text:list-item>
          <text:p text:style-name="P118"><text:span text:style-name="T25">א</text:span><text:span text:style-name="T9">ם לא נבחרת, ותכריז מעל</text:span><text:span text:style-name="T42"> </text:span><text:span text:style-name="T43">t</text:span><text:span text:style-name="T38">i</text:span><text:span text:style-name="T23"> </text:span><text:span text:style-name="T9">- אתה תיבחר ותשלם</text:span><text:span text:style-name="T42"> </text:span><text:span text:style-name="T43">t</text:span><text:span text:style-name="T38">i</text:span><text:span text:style-name="T9">, והתועלת שלך תהיה שלילית (כי</text:span><text:span text:style-name="T42"> </text:span><text:span text:style-name="T2">v</text:span><text:span text:style-name="T40">i</text:span><text:span text:style-name="T2"> </text:span><text:span text:style-name="T1">&lt;</text:span><text:span text:style-name="T2"> t</text:span><text:span text:style-name="T40">i</text:span><text:span text:style-name="T9">).</text:span></text:p>
        </text:list-item>
      </text:list>
      <text:p text:style-name="P65">***</text:p>
      <text:p text:style-name="P30"/>
      <text:p text:style-name="P30"/>
      <text:p text:style-name="Heading_20_2"><text:soft-page-break/>מכרז מיירסון למילוי תרמיל</text:p>
      <text:p text:style-name="P35">עכשיו נחזור לבעיית התרמיל ונפתור אותה בעזרת מכרז מיירסון. </text:p>
      <text:p text:style-name="P42"><text:span text:style-name="T60">אנחנו מניחים ש</text:span><text:span text:style-name="T111">המשקל של כל משתתף ידוע</text:span><text:span text:style-name="T145">; </text:span><text:span text:style-name="T111">כל משתתף צריך להגיד רק את הערך שלו.</text:span></text:p>
      <text:p text:style-name="P43"><text:span text:style-name="T111">נ</text:span><text:span text:style-name="T102">בדוק כמה כללי-בחירה אפשריים.</text:span></text:p>
      <text:p text:style-name="P40"/>
      <text:p text:style-name="P42"><text:span text:style-name="T204">אלגוריתם חמדני א</text:span><text:span text:style-name="T145">: </text:span><text:span text:style-name="T102">סדר את החפצים בסדר יורד של הערך</text:span><text:span text:style-name="T145">, ו</text:span><text:span text:style-name="T102">בחר חפצים לפי הסדר עד שהתרמיל מתמלא.</text:span><text:span text:style-name="T145"> <text:s text:c="2"/>האלגוריתם הזה הוא לא כל כך יעיל, אבל הוא מונוטוני! שחקן שמגדיל את הערך שלו, רק מגדיל את סיכוייו להיבחר. <text:s/>לכן אפשר להשתמש במכרז מיירסון. </text:span><text:span text:style-name="T146">לדוגמה, אם </text:span><text:span text:style-name="T147">יש 51 חפצים עם </text:span><text:span text:style-name="T146">הערכים </text:span><text:span text:style-name="T147">הבאים</text:span><text:span text:style-name="T146">:</text:span></text:p>
      <text:p text:style-name="P88"><text:span text:style-name="T172">$100/100k</text:span><text:span text:style-name="T102">, $20/2k, $20/2k, $20/2k … </text:span></text:p>
      <text:p text:style-name="P65"><text:span text:style-name="T229">אז רק </text:span>הראשון <text:span text:style-name="T230">נבחר, והוא </text:span>משלם את <text:span text:style-name="T223">ערך הסף </text:span>שלו<text:span text:style-name="T231">, שהוא </text:span>$20<text:span text:style-name="T229"> (כי אם היה אומר פחות מ-$20, הכלל לא היה בוחר אותו).</text:span></text:p>
      <text:p text:style-name="P65"/>
      <text:p text:style-name="P65"/>
      <text:p text:style-name="P55"><text:span text:style-name="T204">אלגוריתם חמדני ב</text:span><text:span text:style-name="T102">:</text:span><text:span text:style-name="T148"> </text:span><text:span text:style-name="T102">סדר את החפצים בסדר יורד של </text:span><text:span text:style-name="T172">ערך/משקל</text:span><text:span text:style-name="T148">, ו</text:span><text:span text:style-name="T102">בחר חפצים לפי הסדר עד שהתרמיל מתמלא.</text:span><text:span text:style-name="T149"> <text:s text:c="2"/>גם </text:span><text:span text:style-name="T145">האלגוריתם הזה הוא מונוטוני</text:span><text:span text:style-name="T149"> - </text:span><text:span text:style-name="T145">שחקן שמגדיל את הערך שלו</text:span><text:span text:style-name="T149"> (כשהמשקל נשאר קבוע)</text:span><text:span text:style-name="T145">, רק מגדיל את סיכוייו להיבחר. </text:span><text:span text:style-name="T150">נשתמש </text:span><text:span text:style-name="T145">במכרז מיירסון. </text:span><text:span text:style-name="T146">לדוגמה, אם </text:span><text:span text:style-name="T147">יש </text:span><text:span text:style-name="T151">3</text:span><text:span text:style-name="T147"> חפצים עם </text:span><text:span text:style-name="T146">הערכים </text:span><text:span text:style-name="T147">הבאים</text:span><text:span text:style-name="T146">:</text:span></text:p>
      <text:p text:style-name="P88"><text:span text:style-name="T173">$20/2k, </text:span><text:span text:style-name="T179">$5/1k, </text:span><text:span text:style-name="T102">$100/100k.</text:span></text:p>
      <text:p text:style-name="P71">שני הראשונים נבחרים, והפעם לכל אחד יש ערך-סף שונה:</text:p>
      <text:list xml:id="list2225544386" text:style-name="L11">
        <text:list-item>
          <text:p text:style-name="P117"><text:span text:style-name="T20">ערך-הסף של </text:span><text:span text:style-name="T18">הראשון </text:span><text:span text:style-name="T19">הוא</text:span><text:span text:style-name="T9"> $2</text:span><text:span text:style-name="T19"> </text:span><text:span text:style-name="T20">- </text:span><text:span text:style-name="T19">כי אילו היה אומר פחות מ-$2, יחס ערך/משקל שלו היה קטן משל </text:span><text:span text:style-name="T21">החפץ השלישי</text:span><text:span text:style-name="T19">, והוא לא היה נבחר</text:span><text:span text:style-name="T21">.</text:span></text:p>
        </text:list-item>
        <text:list-item>
          <text:p text:style-name="P110">ערך-הסף של השני הוא $1 - מאותה סיבה.</text:p>
        </text:list-item>
      </text:list>
      <text:p text:style-name="P21">לכן הראשון ישלם $2 והשני ישלם $1.</text:p>
      <text:p text:style-name="P22">מעניין שהתשלום של כל שחקן פרופורציונלי למשקל שלו – יש כאן הגינות מסויימת (אם-כי האלגוריתם לא נועד בהכרח להיות הוגן).</text:p>
      <text:p text:style-name="P30"/>
      <text:p text:style-name="P10"><text:span text:style-name="T205">אל</text:span><text:span text:style-name="T204">גוריתם א+ב</text:span><text:span text:style-name="T102">: הפעל את שני האלגוריתמים החמדניים. בחר את התוצאה עם הסכום הגבוה.</text:span></text:p>
      <text:p text:style-name="P20">גם האלגוריתם הזה מונוטוני. הנה כמה דוגמאות לתוצאה של מכרז מיירסון:</text:p>
      <text:p text:style-name="P88"><text:span text:style-name="T172">$54/52k</text:span><text:span text:style-name="T102">, $52/51k, $49/49k</text:span></text:p>
      <text:p text:style-name="P65">הראשון זוכה ומשלם: <text:s text:c="2"/>$52 * (52k/51k)</text:p>
      <text:p text:style-name="P89">$100/100k, <text:s/>$20/2k, <text:s/>$20/2k</text:p>
      <text:p text:style-name="P65">הראשון זוכה ומשלם $40. <text:s/></text:p>
      <text:p text:style-name="P89">$100/100k, $60/2k, <text:s/>$60/2k</text:p>
      <text:p text:style-name="P65">שני האחרונים זוכים ומשלמים: <text:span text:style-name="T235">כמה</text:span>? <text:span text:style-name="T235">(תרגיל כיתה)</text:span></text:p>
      <text:p text:style-name="P5"><text:span text:style-name="T48">סיכום: ויקרי-קלארק-גרובס לעומת מי</text:span><text:span text:style-name="T47">ירסון</text:span></text:p>
      <text:p text:style-name="P36">ראינו שתי דרכים לבנות מכרזים אמיתיים - לכל דרך יש יתרונות וחסרונות:</text:p>
      <text:list xml:id="list209861314" text:style-name="L12">
        <text:list-item>
          <text:p text:style-name="P100">היתרון של וק"ג - שהוא <text:span text:style-name="T232">עובד גם כשהשחקנים הם </text:span><text:span text:style-name="T224">רב-פרמטריים</text:span><text:span text:style-name="T232">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101">היתרון של מיירסון - שהוא עובד עם כל כלל-בחירה מונוטוני; החיסרון שלו - שהוא יודע לעבוד רק עם שחקנים <text:span text:style-name="T223">חד-פרמטריים </text:span>- לכל שחקן יש רק מספר אחד המציין את הערך שלו ל"היבחרות". הוא לא יכול לפתור בעיות עם שחקנים רב-פרמטריים.</text:p>
        </text:list-item>
      </text:list>
      <text:p text:style-name="P37">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33">בתחום.</text:span></text:p>
      <text:p text:style-name="P30"/>
      <text:p text:style-name="P93"/>
      <text:p text:style-name="P6"><text:soft-page-break/>סיכם: אראל סגל-הלוי.</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19-11-25T16:09:30.431693591</dc:date>
    <meta:editing-duration>P10DT3H49M26S</meta:editing-duration>
    <meta:editing-cycles>1430</meta:editing-cycles>
    <dc:creator>Erel Segal-Halevi</dc:creator>
    <meta:document-statistic meta:table-count="0" meta:image-count="0" meta:object-count="0" meta:page-count="6" meta:paragraph-count="121" meta:word-count="2183" meta:character-count="11788" meta:non-whitespace-character-count="9669"/>
  </office:meta>
</office:document-meta>
</file>